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he predicate is defined to hold by the inference rules listed in [Figure ?]. <text:s/>The Result rule say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says that a state consisting of a Let expression with a variable binding to the unit literal, steps to a state containing the Let expression's next expression with Let binding variable bound to the unit value. <text:s/>The Let_Fst rule say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say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says that a state consisting of a Let expression with a variable binding to a function application steps a state containing the expression in the body of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2"><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2"><text:tab/>The concurrent step predicate asserts that a thread pool takes a nondeterministic step in evaluation. <text:s/>The Seq_Step_Down rule says that a thread pool may step to the same thread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hread pool. <text:s/>The Seq_Step rule says that a thread pool may step to the same thread pool updated with an existing leaf path extended with a Seq control label mapping to a new state. <text:s/>The existing path leads to a state with a Let expression, where the Let binding variable is that of the Seq <text:soft-page-break/>control label, and the state sequentially steps to the new state of the thread pool, with the continuation unchanged. <text:s text:c="2"/>The Seq_Step_Up rule says that a thread pool may step to the same thread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hread pool. <text:s/>The Let_Chan rule states that a thread pool steps to the same thread pool updated with a an existing leaf path extended with a Seq control label mapping to a state. <text:s/>The existing path leads to a state consisting of a Let expression binding to channel generation. <text:s/>The Let binding variable is that of the Seq control label, and the thread pool's new state consists of the Let expression's next expression with the Let binding variable bound to a new channel value with an identity constructed from the existing path and the binding variable. <text:s/>The Let_Spawn rule states that a thread pool may step to the same thread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says that a thread pool steps to the same thread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2"><text:tab/>The star predicate is defined by two inference rules. <text:s/>The Refl rule says that star holds for a binary predicate and two identical terms that could be arguments for the predicate. <text:s/>The Step rule say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2"/>
      <text:p text:style-name="P22"/>
      <text:p text:style-name="P21"><text:soft-page-break/>Static Semantics</text:p>
      <text:p text:style-name="P22"><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2"><text:tab/>The accept predicate assert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says that any two abstract value environments accept a Result expression. <text:s/>Since there are no bindings and no mention of channels in a Result expression, any binding environment and any message environment contains all values for the expression vacuously. <text:s/>The Let_Unit rule says that a binding environment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ext:p>
      <text:p text:style-name="P21">Dynamic Communication Topology Classification</text:p>
      <text:p text:style-name="P21">Static Communication Topology Classification </text:p>
      <text:p text:style-name="P21"/>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text:soft-page-break/>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5T09:42:57</dc:date>
    <dc:creator>Thomas Logan</dc:creator>
    <meta:generator>OpenOffice/4.1.3$Unix OpenOffice.org_project/413m1$Build-9783</meta:generator>
    <meta:editing-duration>P34DT10H24M35S</meta:editing-duration>
    <meta:editing-cycles>565</meta:editing-cycles>
    <meta:document-statistic meta:table-count="0" meta:image-count="0" meta:object-count="0" meta:page-count="22" meta:paragraph-count="268" meta:word-count="9354" meta:character-count="57199"/>
  </office:meta>
</office:document-meta>
</file>